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-2.501cm" fo:margin-right="0cm" fo:text-indent="-0.635cm" style:auto-text-indent="false"/>
    </style:style>
    <style:style style:name="P2" style:family="paragraph" style:parent-style-name="Standard">
      <style:paragraph-properties fo:margin-left="1.251cm" fo:margin-right="0cm" fo:text-indent="-0.635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mart-route Komponenten</text:p>
      <text:p text:style-name="Standard"></text:p>
      <text:p text:style-name="Standard">1. Frontend</text:p>
      <text:p text:style-name="Standard"><text:tab/>1a. Web-Frontend</text:p>
      <text:p text:style-name="Standard"><text:tab/>1b. UI für Disponenten</text:p>
      <text:p text:style-name="Standard"><text:tab/>1c. Smartphone-APP</text:p>
      <text:p text:style-name="Standard"></text:p>
      <text:p text:style-name="Standard">2. Server</text:p>
      <text:p text:style-name="Standard"><text:tab/>2a. JSF-Servlets</text:p>
      <text:p text:style-name="Standard"></text:p>
      <text:p text:style-name="Standard">3. Backend</text:p>
      <text:p text:style-name="Standard"><text:tab/>3a. DB</text:p>
      <text:p text:style-name="Standard"><text:tab/>3b. Scheduler bzw. Scheduler Manager</text:p>
      <text:p text:style-name="Standard"><text:tab/>3c. Geocoding (fremd)</text:p>
      <text:p text:style-name="Standard"><text:tab/>3d. RouterPlaner (fremd)</text:p>
      <text:p text:style-name="Standard"><text:tab/>3e. Message Manager</text:p>
      <text:p text:style-name="Standard"><text:tab/>3f. Distanz-Matrix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urok </meta:initial-creator>
    <meta:creation-date>2012-11-15T14:34:45</meta:creation-date>
    <meta:document-statistic meta:table-count="0" meta:image-count="0" meta:object-count="0" meta:page-count="1" meta:paragraph-count="17" meta:word-count="36" meta:character-count="276"/>
    <dc:date>2012-11-15T14:42:39</dc:date>
    <dc:creator>turok </dc:creator>
    <meta:editing-duration>PT00H07M55S</meta:editing-duration>
    <meta:editing-cycles>1</meta:editing-cycles>
    <meta:generator>OpenOffice.org/3.2$Linux OpenOffice.org_project/320m12$Build-9483</meta:generator>
  </office:meta>
</office:document-meta>
</file>